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5516in"/>
    </style:style>
    <style:style style:name="co6" style:family="table-column">
      <style:table-column-properties fo:break-before="auto" style:column-width="2.2402in"/>
    </style:style>
    <style:style style:name="co7" style:family="table-column">
      <style:table-column-properties fo:break-before="auto" style:column-width="2.4228in"/>
    </style:style>
    <style:style style:name="co8" style:family="table-column">
      <style:table-column-properties fo:break-before="auto" style:column-width="1.972in"/>
    </style:style>
    <style:style style:name="co9" style:family="table-column">
      <style:table-column-properties fo:break-before="auto" style:column-width="2.5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9">
      <style:table-cell-properties fo:wrap-option="wrap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zwisko_imie</text:p>
          </table:table-cell>
          <table:table-cell office:value-type="string" calcext:value-type="string">
            <text:p>funkcja</text:p>
          </table:table-cell>
          <table:table-cell office:value-type="string" calcext:value-type="string">
            <text:p>klub</text:p>
          </table:table-cell>
        </table:table-row>
        <table:table-row table:style-name="ro1">
          <table:table-cell office:value-type="string" calcext:value-type="string">
            <text:p>Szostakowski Jarosław</text:p>
          </table:table-cell>
          <table:table-cell office:value-type="string" calcext:value-type="string">
            <text:p>Przewodniczący </text:p>
          </table:table-cell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Auksel-Sekutowicz Anna</text:p>
          </table:table-cell>
          <table:table-cell office:value-type="string" calcext:value-type="string">
            <text:p>Wiceprzewodnicząca </text:p>
          </table:table-cell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Janczar Ewa - Wiceprzewodnicząca </text:p>
          </table:table-cell>
          <table:table-cell office:value-type="string" calcext:value-type="string">
            <text:p>Wiceprzewodnicząca </text:p>
          </table:table-cell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Sybilski Tomasz</text:p>
          </table:table-cell>
          <table:table-cell office:value-type="string" calcext:value-type="string">
            <text:p>Wiceprzewodniczący </text:p>
          </table:table-cell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Roguska Magdalena</text:p>
          </table:table-cell>
          <table:table-cell table:style-name="ce2" office:value-type="string" calcext:value-type="string">
            <text:p>Sekretarz </text:p>
          </table:table-cell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Budziszewski Mariusz</text:p>
          </table:table-cell>
          <table:table-cell office:value-type="string" calcext:value-type="string">
            <text:p>Członek Prezydium </text:p>
          </table:table-cell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Niewitecka Renata</text:p>
          </table:table-cell>
          <table:table-cell office:value-type="string" calcext:value-type="string">
            <text:p>Członek Prezydium </text:p>
          </table:table-cell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Pietrusiński Kacper</text:p>
          </table:table-cell>
          <table:table-cell office:value-type="string" calcext:value-type="string">
            <text:p>Członek Prezydium </text:p>
          </table:table-cell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Sawicki Paweł</text:p>
          </table:table-cell>
          <table:table-cell office:value-type="string" calcext:value-type="string">
            <text:p>Członek Prezydium </text:p>
          </table:table-cell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Borowska Agnieszka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Czekalski Paweł 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Dymowska Joanna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Dziekanowski Dariusz  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Jaczewska-Golińska Agnieszka 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Kaczyński Jarosław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Krasuski Mariusz 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Królak Renata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Lech Paweł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Lutomirska Dorota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Łukaszewicz Maria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Malinowska-Grupińska Ewa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Mazurek Piotr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Michalec Beata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Nehrebecka-Byczewska Anna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Pawłowska Iwona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Potapowicz Sławomir  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Staniszkis Joanna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Szustek Gabriela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Śniegocka-Goździk Aleksandra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Wiśniewska-Najgebauer Joanna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Wujastyk Iwona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Wyrwał Agnieszka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Wyszyński Maciej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Zając Justyna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Zakrzewska Małgorzata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Żbikowski Piotr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Żyłka Tomasz </text:p>
          </table:table-cell>
          <table:table-cell/>
          <table:table-cell office:value-type="string" calcext:value-type="string">
            <text:p>Koalicja Obywatelska</text:p>
          </table:table-cell>
        </table:table-row>
        <table:table-row table:style-name="ro1">
          <table:table-cell office:value-type="string" calcext:value-type="string">
            <text:p>Figura Dariusz</text:p>
          </table:table-cell>
          <table:table-cell office:value-type="string" calcext:value-type="string">
            <text:p>Przewodniczący </text:p>
          </table:table-cell>
          <table:table-cell office:value-type="string" calcext:value-type="string">
            <text:p>Prawo I Sprawiedliwość</text:p>
          </table:table-cell>
        </table:table-row>
        <table:table-row table:style-name="ro1">
          <table:table-cell office:value-type="string" calcext:value-type="string">
            <text:p>Żebrowska Alicja</text:p>
          </table:table-cell>
          <table:table-cell office:value-type="string" calcext:value-type="string">
            <text:p>Wiceprzewodnicząca </text:p>
          </table:table-cell>
          <table:table-cell office:value-type="string" calcext:value-type="string">
            <text:p>Prawo I Sprawiedliwość</text:p>
          </table:table-cell>
        </table:table-row>
        <table:table-row table:style-name="ro1">
          <table:table-cell office:value-type="string" calcext:value-type="string">
            <text:p>Jurkiewicz Cezary </text:p>
          </table:table-cell>
          <table:table-cell office:value-type="string" calcext:value-type="string">
            <text:p>Wiceprzewodniczący </text:p>
          </table:table-cell>
          <table:table-cell office:value-type="string" calcext:value-type="string">
            <text:p>Prawo I Sprawiedliwość</text:p>
          </table:table-cell>
        </table:table-row>
        <table:table-row table:style-name="ro1">
          <table:table-cell office:value-type="string" calcext:value-type="string">
            <text:p>Tomasz Herbich</text:p>
          </table:table-cell>
          <table:table-cell office:value-type="string" calcext:value-type="string">
            <text:p>Wiceprzewodniczący </text:p>
          </table:table-cell>
          <table:table-cell office:value-type="string" calcext:value-type="string">
            <text:p>Prawo I Sprawiedliwość</text:p>
          </table:table-cell>
        </table:table-row>
        <table:table-row table:style-name="ro1">
          <table:table-cell office:value-type="string" calcext:value-type="string">
            <text:p>Klimiuk Wiktor</text:p>
          </table:table-cell>
          <table:table-cell office:value-type="string" calcext:value-type="string">
            <text:p>Sekretarz </text:p>
          </table:table-cell>
          <table:table-cell office:value-type="string" calcext:value-type="string">
            <text:p>Prawo I Sprawiedliwość</text:p>
          </table:table-cell>
        </table:table-row>
        <table:table-row table:style-name="ro1">
          <table:table-cell office:value-type="string" calcext:value-type="string">
            <text:p>Szpądrowski Michał</text:p>
          </table:table-cell>
          <table:table-cell table:style-name="ce2" office:value-type="string" calcext:value-type="string">
            <text:p>Rzecznik Prasowy Klubu </text:p>
          </table:table-cell>
          <table:table-cell office:value-type="string" calcext:value-type="string">
            <text:p>Prawo I Sprawiedliwość</text:p>
          </table:table-cell>
        </table:table-row>
        <table:table-row table:style-name="ro1">
          <table:table-cell office:value-type="string" calcext:value-type="string">
            <text:p>Binkowski Maciej </text:p>
          </table:table-cell>
          <table:table-cell/>
          <table:table-cell office:value-type="string" calcext:value-type="string">
            <text:p>Prawo I Sprawiedliwość</text:p>
          </table:table-cell>
        </table:table-row>
        <table:table-row table:style-name="ro1">
          <table:table-cell office:value-type="string" calcext:value-type="string">
            <text:p>Cieślikowski Jacek </text:p>
          </table:table-cell>
          <table:table-cell/>
          <table:table-cell office:value-type="string" calcext:value-type="string">
            <text:p>Prawo I Sprawiedliwość</text:p>
          </table:table-cell>
        </table:table-row>
        <table:table-row table:style-name="ro1">
          <table:table-cell office:value-type="string" calcext:value-type="string">
            <text:p>Dratkiewicz Stanisław </text:p>
          </table:table-cell>
          <table:table-cell/>
          <table:table-cell office:value-type="string" calcext:value-type="string">
            <text:p>Prawo I Sprawiedliwość</text:p>
          </table:table-cell>
        </table:table-row>
        <table:table-row table:style-name="ro1">
          <table:table-cell office:value-type="string" calcext:value-type="string">
            <text:p>Frąckowiak Filip </text:p>
          </table:table-cell>
          <table:table-cell/>
          <table:table-cell office:value-type="string" calcext:value-type="string">
            <text:p>Prawo I Sprawiedliwość</text:p>
          </table:table-cell>
        </table:table-row>
        <table:table-row table:style-name="ro1">
          <table:table-cell office:value-type="string" calcext:value-type="string">
            <text:p>Górski Patryk </text:p>
          </table:table-cell>
          <table:table-cell/>
          <table:table-cell office:value-type="string" calcext:value-type="string">
            <text:p>Prawo I Sprawiedliwość</text:p>
          </table:table-cell>
        </table:table-row>
        <table:table-row table:style-name="ro1">
          <table:table-cell office:value-type="string" calcext:value-type="string">
            <text:p>Hejka Oskar    </text:p>
          </table:table-cell>
          <table:table-cell/>
          <table:table-cell office:value-type="string" calcext:value-type="string">
            <text:p>Prawo I Sprawiedliwość</text:p>
          </table:table-cell>
        </table:table-row>
        <table:table-row table:style-name="ro1">
          <table:table-cell office:value-type="string" calcext:value-type="string">
            <text:p>Kropiwnicki Andrzej </text:p>
          </table:table-cell>
          <table:table-cell/>
          <table:table-cell office:value-type="string" calcext:value-type="string">
            <text:p>Prawo I Sprawiedliwość</text:p>
          </table:table-cell>
        </table:table-row>
        <table:table-row table:style-name="ro1">
          <table:table-cell office:value-type="string" calcext:value-type="string">
            <text:p>Kubicki Oliwer </text:p>
          </table:table-cell>
          <table:table-cell/>
          <table:table-cell office:value-type="string" calcext:value-type="string">
            <text:p>Prawo I Sprawiedliwość</text:p>
          </table:table-cell>
        </table:table-row>
        <table:table-row table:style-name="ro1">
          <table:table-cell office:value-type="string" calcext:value-type="string">
            <text:p>Mazurek Piotr </text:p>
          </table:table-cell>
          <table:table-cell/>
          <table:table-cell office:value-type="string" calcext:value-type="string">
            <text:p>Prawo I Sprawiedliwość</text:p>
          </table:table-cell>
        </table:table-row>
        <table:table-row table:style-name="ro1">
          <table:table-cell office:value-type="string" calcext:value-type="string">
            <text:p>Poboży Błażej    </text:p>
          </table:table-cell>
          <table:table-cell/>
          <table:table-cell office:value-type="string" calcext:value-type="string">
            <text:p>Prawo I Sprawiedliwość</text:p>
          </table:table-cell>
        </table:table-row>
        <table:table-row table:style-name="ro1">
          <table:table-cell office:value-type="string" calcext:value-type="string">
            <text:p>Szyszko Piotr</text:p>
          </table:table-cell>
          <table:table-cell/>
          <table:table-cell office:value-type="string" calcext:value-type="string">
            <text:p>Prawo I Sprawiedliwość</text:p>
          </table:table-cell>
        </table:table-row>
        <table:table-row table:style-name="ro1">
          <table:table-cell office:value-type="string" calcext:value-type="string">
            <text:p>Diduszko-Zyglewska Agat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uzelska Monik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ęda Mari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ędzierski Sebastia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olc Marek</text:p>
          </table:table-cell>
          <table:table-cell table:number-columns-repeated="2"/>
        </table:table-row>
      </table:table>
      <table:table table:name="Sheet2" table:style-name="ta1">
        <table:table-column table:style-name="co5" table:default-cell-style-name="ce1"/>
        <table:table-column table:style-name="co6" table:number-columns-repeated="4" table:default-cell-style-name="ce1"/>
        <table:table-column table:style-name="co4" table:default-cell-style-name="ce1"/>
        <table:table-row table:style-name="ro2">
          <table:table-cell table:style-name="ce5" office:value-type="string" calcext:value-type="string">
            <text:p>Radny</text:p>
          </table:table-cell>
          <table:table-cell table:style-name="ce5" office:value-type="string" calcext:value-type="string">
            <text:p>funkcja w radzie</text:p>
          </table:table-cell>
          <table:table-cell table:style-name="ce5" office:value-type="string" calcext:value-type="string">
            <text:p>mandat_od</text:p>
          </table:table-cell>
          <table:table-cell table:style-name="ce5" office:value-type="string" calcext:value-type="string">
            <text:p>mandat_do</text:p>
          </table:table-cell>
          <table:table-cell table:style-name="ce5" office:value-type="string" calcext:value-type="string">
            <text:p>E-mail</text:p>
          </table:table-cell>
          <table:table-cell table:style-name="ce5" office:value-type="string" calcext:value-type="string">
            <text:p>funkcja w klubie</text:p>
          </table:table-cell>
        </table:table-row>
        <table:table-row table:style-name="ro1">
          <table:table-cell table:style-name="ce6" office:value-type="string" calcext:value-type="string">
            <text:p><text:a xlink:href="https://bip.warszawa.pl/Menu_podmiotowe/rada_warszawy_2018_2023/radni/Malinowska_Ewa.htm" xlink:type="simple">Malinowska-Grupińska Ewa Dorota</text:a></text:p>
          </table:table-cell>
          <table:table-cell table:style-name="ce6" office:value-type="string" calcext:value-type="string">
            <text:p>Przewodnicząca Rady </text:p>
          </table:table-cell>
          <table:table-cell table:style-name="ce6" table:number-columns-repeated="2"/>
          <table:table-cell office:value-type="string" calcext:value-type="string">
            <text:p><text:a xlink:href="mailto:emalinowska@radny.um.warszawa.pl" xlink:type="simple">emalinowska@radny.um.warszawa.pl</text:a></text:p>
          </table:table-cell>
          <table:table-cell table:formula="of:=VLOOKUP([.A2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table:style-name="ce6" office:value-type="string" calcext:value-type="string">
            <text:p><text:a xlink:href="https://bip.warszawa.pl/Menu_podmiotowe/rada_warszawy_2018_2023/radni/Potapowicz_Slawomir.htm" xlink:type="simple">Potapowicz Sławomir</text:a></text:p>
          </table:table-cell>
          <table:table-cell table:style-name="ce6" office:value-type="string" calcext:value-type="string">
            <text:p>Wiceprzewodniczący Rady</text:p>
          </table:table-cell>
          <table:table-cell table:style-name="ce6" table:number-columns-repeated="2"/>
          <table:table-cell office:value-type="string" calcext:value-type="string">
            <text:p><text:a xlink:href="mailto:spotapowicz@radny.um.warszawa.pl" xlink:type="simple">spotapowicz@radny.um.warszawa.pl</text:a></text:p>
          </table:table-cell>
          <table:table-cell table:formula="of:=VLOOKUP([.A3];[$Sheet1.A$1:$Sheet1.A$1048576];1;0)" office:value-type="string" office:string-value="" calcext:value-type="error">
            <text:p>#N/A</text:p>
          </table:table-cell>
        </table:table-row>
        <table:table-row table:style-name="ro2">
          <table:table-cell table:style-name="ce6" office:value-type="string" calcext:value-type="string">
            <text:p><text:a xlink:href="https://bip.warszawa.pl/Menu_podmiotowe/rada_warszawy_2018_2023/radni/Roguska_Magdalena.htm" xlink:type="simple">Roguska Magdalena</text:a></text:p>
          </table:table-cell>
          <table:table-cell table:style-name="ce6" office:value-type="string" calcext:value-type="string">
            <text:p>Wiceprzewodnicząca Rady</text:p>
          </table:table-cell>
          <table:table-cell table:style-name="ce6" table:number-columns-repeated="2"/>
          <table:table-cell office:value-type="string" calcext:value-type="string">
            <text:p><text:a xlink:href="mailto:mroguska@radny.um.warszawa.pl" xlink:type="simple">mroguska@radny.um.warszawa.pl</text:a></text:p>
          </table:table-cell>
          <table:table-cell table:formula="of:=VLOOKUP([.A4];[$Sheet1.A$1:$Sheet1.A$1048576];1;0)" office:value-type="string" office:string-value="Roguska Magdalena" calcext:value-type="string">
            <text:p>Roguska Magdalena</text:p>
          </table:table-cell>
        </table:table-row>
        <table:table-row table:style-name="ro2">
          <table:table-cell table:style-name="ce6" office:value-type="string" calcext:value-type="string">
            <text:p><text:a xlink:href="https://bip.warszawa.pl/Menu_podmiotowe/rada_warszawy_2018_2023/radni/Zebrowska_Alicja.htm" xlink:type="simple">Żebrowska Alicja</text:a></text:p>
          </table:table-cell>
          <table:table-cell table:style-name="ce6" office:value-type="string" calcext:value-type="string">
            <text:p>Wiceprzewodnicząca Rady</text:p>
          </table:table-cell>
          <table:table-cell table:style-name="ce6" table:number-columns-repeated="2"/>
          <table:table-cell office:value-type="string" calcext:value-type="string">
            <text:p><text:a xlink:href="mailto:azebrowska@radny.um.warszawa.pl" xlink:type="simple">azebrowska@radny.um.warszawa.pl</text:a></text:p>
          </table:table-cell>
          <table:table-cell table:formula="of:=VLOOKUP([.A5];[$Sheet1.A$1:$Sheet1.A$1048576];1;0)" office:value-type="string" office:string-value="Żebrowska Alicja" calcext:value-type="string">
            <text:p>Żebrowska Alicja</text:p>
          </table:table-cell>
        </table:table-row>
        <table:table-row table:style-name="ro1">
          <table:table-cell table:style-name="ce6" office:value-type="string" calcext:value-type="string">
            <text:p><text:a xlink:href="https://bip.warszawa.pl/Menu_podmiotowe/rada_warszawy_2018_2023/radni/Gajewska_Aleksandra.htm" xlink:type="simple">Aleksandra Gajewska</text:a></text:p>
          </table:table-cell>
          <table:table-cell table:style-name="ce6" office:value-type="string" calcext:value-type="string">
            <text:p>Wiceprzewodnicząca Rady</text:p>
          </table:table-cell>
          <table:table-cell table:style-name="Default"/>
          <table:table-cell table:style-name="ce10" office:value-type="date" office:date-value="2019-10-21" calcext:value-type="date">
            <text:p>2019-10-21</text:p>
          </table:table-cell>
          <table:table-cell table:style-name="ce11" office:value-type="string" calcext:value-type="string">
            <text:p/>
          </table:table-cell>
          <table:table-cell table:formula="of:=VLOOKUP([.A6];[$Sheet1.A$1:$Sheet1.A$1048576];1;0)" office:value-type="string" office:string-value="" calcext:value-type="error">
            <text:p>#N/A</text:p>
          </table:table-cell>
        </table:table-row>
        <table:table-row table:style-name="ro3">
          <table:table-cell office:value-type="string" calcext:value-type="string">
            <text:p><text:a xlink:href="https://bip.warszawa.pl/Menu_podmiotowe/rada_warszawy_2018_2023/radni/Auksel_Anna.htm" xlink:type="simple">Auksel-Sekutowicz Anna</text:a></text:p>
          </table:table-cell>
          <table:table-cell table:number-columns-repeated="3"/>
          <table:table-cell office:value-type="string" calcext:value-type="string">
            <text:p><text:a xlink:href="mailto:aauksel@radny.um.warszawa.pl" xlink:type="simple">aauksel@radny.um.warszawa.pl</text:a></text:p>
          </table:table-cell>
          <table:table-cell table:formula="of:=VLOOKUP([.A7];[$Sheet1.A$1:$Sheet1.A$1048576];1;0)" office:value-type="string" office:string-value="Auksel-Sekutowicz Anna" calcext:value-type="string">
            <text:p>Auksel-Sekutowicz Ann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Binkowski_Maciej.htm" xlink:type="simple">Binkowski Maciej</text:a></text:p>
          </table:table-cell>
          <table:table-cell table:number-columns-repeated="3"/>
          <table:table-cell office:value-type="string" calcext:value-type="string">
            <text:p><text:a xlink:href="mailto:mbinkowski@radny.um.warszawa.pl" xlink:type="simple">mbinkowski@radny.um.warszawa.pl</text:a></text:p>
          </table:table-cell>
          <table:table-cell table:formula="of:=VLOOKUP([.A8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Borowska_Agnieszka.htm" xlink:type="simple">Borowska Agnieszka</text:a></text:p>
          </table:table-cell>
          <table:table-cell table:number-columns-repeated="3"/>
          <table:table-cell office:value-type="string" calcext:value-type="string">
            <text:p><text:a xlink:href="mailto:aborowska@radny.um.warszawa.pl" xlink:type="simple">aborowska@radny.um.warszawa.pl</text:a></text:p>
          </table:table-cell>
          <table:table-cell table:formula="of:=VLOOKUP([.A9];[$Sheet1.A$1:$Sheet1.A$1048576];1;0)" office:value-type="string" office:string-value="" calcext:value-type="error">
            <text:p>#N/A</text:p>
          </table:table-cell>
        </table:table-row>
        <table:table-row table:style-name="ro2">
          <table:table-cell office:value-type="string" calcext:value-type="string">
            <text:p><text:a xlink:href="https://bip.warszawa.pl/Menu_podmiotowe/rada_warszawy_2018_2023/radni/Budziszewski_Mariusz.htm" xlink:type="simple">Budziszewski Mariusz</text:a></text:p>
          </table:table-cell>
          <table:table-cell table:number-columns-repeated="3"/>
          <table:table-cell office:value-type="string" calcext:value-type="string">
            <text:p><text:a xlink:href="mailto:mbudziszewski@radny.um.warszawa.pl" xlink:type="simple">mbudziszewski@radny.um.warszawa.pl</text:a></text:p>
          </table:table-cell>
          <table:table-cell table:formula="of:=VLOOKUP([.A10];[$Sheet1.A$1:$Sheet1.A$1048576];1;0)" office:value-type="string" office:string-value="Budziszewski Mariusz" calcext:value-type="string">
            <text:p>Budziszewski Mariusz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Cieslikowski_Jacek.htm" xlink:type="simple">Cieślikowski Jacek</text:a></text:p>
          </table:table-cell>
          <table:table-cell table:number-columns-repeated="3"/>
          <table:table-cell office:value-type="string" calcext:value-type="string">
            <text:p><text:a xlink:href="mailto:jcieslikowski@radny.um.warszawa.pl" xlink:type="simple">jcieslikowski@radny.um.warszawa.pl</text:a></text:p>
          </table:table-cell>
          <table:table-cell table:formula="of:=VLOOKUP([.A11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table:style-name="ce7" office:value-type="string" calcext:value-type="string">
            <text:p>Czekalski Paweł</text:p>
          </table:table-cell>
          <table:table-cell table:style-name="ce7"/>
          <table:table-cell table:style-name="ce8" office:value-type="date" office:date-value="2022-02-01" calcext:value-type="date">
            <text:p>2022-02-01</text:p>
          </table:table-cell>
          <table:table-cell table:style-name="ce7"/>
          <table:table-cell office:value-type="string" calcext:value-type="string">
            <text:p><text:a xlink:href="mailto:pczekalski@radny.um.warszawa.pl" xlink:type="simple">pczekalski@radny.um.warszawa.pl</text:a></text:p>
          </table:table-cell>
          <table:table-cell table:formula="of:=VLOOKUP([.A12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Diduszko_Anna.htm" xlink:type="simple">Diduszko-Zyglewska Agata</text:a></text:p>
          </table:table-cell>
          <table:table-cell table:number-columns-repeated="3"/>
          <table:table-cell office:value-type="string" calcext:value-type="string">
            <text:p><text:a xlink:href="mailto:adiduszko@radny.um.warszawa.pl" xlink:type="simple">adiduszko@radny.um.warszawa.pl</text:a></text:p>
          </table:table-cell>
          <table:table-cell table:formula="of:=VLOOKUP([.A13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stanislaw_dratkiewicz.htm" xlink:type="simple">Dratkiewicz Stanisław</text:a></text:p>
          </table:table-cell>
          <table:table-cell/>
          <table:table-cell table:style-name="ce9" office:value-type="date" office:date-value="2020-12-30" calcext:value-type="date">
            <text:p>2020-12-30</text:p>
          </table:table-cell>
          <table:table-cell/>
          <table:table-cell office:value-type="string" calcext:value-type="string">
            <text:p><text:a xlink:href="mailto:sdratkiewicz@radny.um.warszawa.pl" xlink:type="simple">sdratkiewicz@radny.um.warszawa.pl</text:a></text:p>
          </table:table-cell>
          <table:table-cell table:formula="of:=VLOOKUP([.A14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Dymowska_Joanna.htm" xlink:type="simple">Dymowska Joanna</text:a></text:p>
          </table:table-cell>
          <table:table-cell table:number-columns-repeated="3"/>
          <table:table-cell office:value-type="string" calcext:value-type="string">
            <text:p><text:a xlink:href="mailto:jdymowska@radny.um.warszawa.pl" xlink:type="simple">jdymowska@radny.um.warszawa.pl</text:a></text:p>
          </table:table-cell>
          <table:table-cell table:formula="of:=VLOOKUP([.A15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Dziekanowski_Dariusz.htm" xlink:type="simple">Dziekanowski Dariusz</text:a></text:p>
          </table:table-cell>
          <table:table-cell table:number-columns-repeated="3"/>
          <table:table-cell office:value-type="string" calcext:value-type="string">
            <text:p><text:a xlink:href="mailto:ddziekanowski@radny.um.warszawa.pl" xlink:type="simple">ddziekanowski@radny.um.warszawa.pl</text:a></text:p>
          </table:table-cell>
          <table:table-cell table:formula="of:=VLOOKUP([.A16];[$Sheet1.A$1:$Sheet1.A$1048576];1;0)" office:value-type="string" office:string-value="" calcext:value-type="error">
            <text:p>#N/A</text:p>
          </table:table-cell>
        </table:table-row>
        <table:table-row table:style-name="ro2">
          <table:table-cell office:value-type="string" calcext:value-type="string">
            <text:p><text:a xlink:href="https://bip.warszawa.pl/Menu_podmiotowe/rada_warszawy_2018_2023/radni/Figura_Dariusz.htm" xlink:type="simple">Figura Dariusz</text:a></text:p>
          </table:table-cell>
          <table:table-cell table:number-columns-repeated="3"/>
          <table:table-cell office:value-type="string" calcext:value-type="string">
            <text:p><text:a xlink:href="mailto:dfigura@radny.um.warszawa.pl" xlink:type="simple">dfigura@radny.um.warszawa.pl</text:a></text:p>
          </table:table-cell>
          <table:table-cell table:formula="of:=VLOOKUP([.A17];[$Sheet1.A$1:$Sheet1.A$1048576];1;0)" office:value-type="string" office:string-value="Figura Dariusz" calcext:value-type="string">
            <text:p>Figura Dariusz</text:p>
          </table:table-cell>
        </table:table-row>
        <table:table-row table:style-name="ro1">
          <table:table-cell office:value-type="string" calcext:value-type="string">
            <text:p>Mariusz Frankowski</text:p>
          </table:table-cell>
          <table:table-cell table:number-columns-repeated="2"/>
          <table:table-cell table:style-name="ce9" office:value-type="date" office:date-value="2023-12-13" calcext:value-type="date">
            <text:p>2023-12-13</text:p>
          </table:table-cell>
          <table:table-cell table:style-name="ce11" office:value-type="string" calcext:value-type="string">
            <text:p/>
          </table:table-cell>
          <table:table-cell table:formula="of:=VLOOKUP([.A18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Frackowia_Filip.htm" xlink:type="simple">Frąckowiak Filip</text:a></text:p>
          </table:table-cell>
          <table:table-cell table:number-columns-repeated="3"/>
          <table:table-cell office:value-type="string" calcext:value-type="string">
            <text:p><text:a xlink:href="mailto:ffrackowiak@radny.um.warszawa.pl" xlink:type="simple">ffrackowiak@radny.um.warszawa.pl</text:a></text:p>
          </table:table-cell>
          <table:table-cell table:formula="of:=VLOOKUP([.A19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Gorski_Patryk.htm" xlink:type="simple">Górski Patryk</text:a></text:p>
          </table:table-cell>
          <table:table-cell table:number-columns-repeated="3"/>
          <table:table-cell office:value-type="string" calcext:value-type="string">
            <text:p><text:a xlink:href="mailto:pgorski@radny.um.warszawa.pl" xlink:type="simple">pgorski@radny.um.warszawa.pl</text:a></text:p>
          </table:table-cell>
          <table:table-cell table:formula="of:=VLOOKUP([.A20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Hejka Oskar</text:p>
          </table:table-cell>
          <table:table-cell/>
          <table:table-cell table:style-name="ce9" office:value-type="date" office:date-value="2020-02-18" calcext:value-type="date">
            <text:p>2020-02-18</text:p>
          </table:table-cell>
          <table:table-cell/>
          <table:table-cell office:value-type="string" calcext:value-type="string">
            <text:p><text:a xlink:href="mailto:ohejka@radny.um.warszawa.pl" xlink:type="simple">ohejka@radny.um.warszawa.pl</text:a></text:p>
          </table:table-cell>
          <table:table-cell table:formula="of:=VLOOKUP([.A21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Herbich_Tomasz.htm" xlink:type="simple">Herbich Tomasz</text:a></text:p>
          </table:table-cell>
          <table:table-cell table:number-columns-repeated="3"/>
          <table:table-cell office:value-type="string" calcext:value-type="string">
            <text:p><text:a xlink:href="mailto:therbich@radny.um.warszawa.pl" xlink:type="simple">therbich@radny.um.warszawa.pl</text:a></text:p>
          </table:table-cell>
          <table:table-cell table:formula="of:=VLOOKUP([.A22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Janczewska_Agnieszka.htm" xlink:type="simple">Jaczewska-Golińska Agnieszka</text:a></text:p>
          </table:table-cell>
          <table:table-cell table:number-columns-repeated="3"/>
          <table:table-cell office:value-type="string" calcext:value-type="string">
            <text:p><text:a xlink:href="mailto:ajaczewska@radny.um.warszawa.pl" xlink:type="simple">ajaczewska@radny.um.warszawa.pl</text:a></text:p>
          </table:table-cell>
          <table:table-cell table:formula="of:=VLOOKUP([.A23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Janczar_Ewa.htm" xlink:type="simple">Janczar Ewa</text:a></text:p>
          </table:table-cell>
          <table:table-cell table:number-columns-repeated="3"/>
          <table:table-cell office:value-type="string" calcext:value-type="string">
            <text:p><text:a xlink:href="mailto:ejanczar@radny.um.warszawa.pl" xlink:type="simple">ejanczar@radny.um.warszawa.pl</text:a></text:p>
          </table:table-cell>
          <table:table-cell table:formula="of:=VLOOKUP([.A24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Jaruzelska_Monika.htm" xlink:type="simple">Jaruzelska Monika</text:a></text:p>
          </table:table-cell>
          <table:table-cell table:number-columns-repeated="3"/>
          <table:table-cell office:value-type="string" calcext:value-type="string">
            <text:p><text:a xlink:href="mailto:mjaruzelska@radny.um.warszawa.pl" xlink:type="simple">mjaruzelska@radny.um.warszawa.pl</text:a></text:p>
          </table:table-cell>
          <table:table-cell table:formula="of:=VLOOKUP([.A25];[$Sheet1.A$1:$Sheet1.A$1048576];1;0)" office:value-type="string" office:string-value="" calcext:value-type="error">
            <text:p>#N/A</text:p>
          </table:table-cell>
        </table:table-row>
        <table:table-row table:style-name="ro2">
          <table:table-cell office:value-type="string" calcext:value-type="string">
            <text:p><text:a xlink:href="https://bip.warszawa.pl/Menu_podmiotowe/rada_warszawy_2018_2023/radni/Maria_Jeda.htm" xlink:type="simple">Jęda Maria</text:a></text:p>
            <text:p>mandat p</text:p>
          </table:table-cell>
          <table:table-cell/>
          <table:table-cell table:style-name="ce9" office:value-type="date" office:date-value="2023-10-27" calcext:value-type="date">
            <text:p>2023-10-27</text:p>
          </table:table-cell>
          <table:table-cell/>
          <table:table-cell office:value-type="string" calcext:value-type="string">
            <text:p><text:a xlink:href="mailto:mjeda@radny.um.warszawa.pl" xlink:type="simple">mjeda@radny.um.warszawa.pl</text:a></text:p>
          </table:table-cell>
          <table:table-cell table:formula="of:=VLOOKUP([.A26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Jurkiewicz_Cezary.htm" xlink:type="simple">Jurkiewicz Cezary</text:a></text:p>
          </table:table-cell>
          <table:table-cell table:number-columns-repeated="3"/>
          <table:table-cell office:value-type="string" calcext:value-type="string">
            <text:p><text:a xlink:href="mailto:cjurkiewicz@radny.um.warszawa.pl" xlink:type="simple">cjurkiewicz@radny.um.warszawa.pl</text:a></text:p>
          </table:table-cell>
          <table:table-cell table:formula="of:=VLOOKUP([.A27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Kaczynski_Jarosław.htm" xlink:type="simple">Kaczyński Jarosław</text:a></text:p>
          </table:table-cell>
          <table:table-cell table:number-columns-repeated="3"/>
          <table:table-cell office:value-type="string" calcext:value-type="string">
            <text:p><text:a xlink:href="mailto:jkaczynski@radny.um.warszawa.pl" xlink:type="simple">jkaczynski@radny.um.warszawa.pl</text:a></text:p>
          </table:table-cell>
          <table:table-cell table:formula="of:=VLOOKUP([.A28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Kaleta_Sebastian.htm" xlink:type="simple">Kaleta Sebastian</text:a></text:p>
          </table:table-cell>
          <table:table-cell table:number-columns-repeated="2"/>
          <table:table-cell table:style-name="ce9" office:value-type="date" office:date-value="2019-10-21" calcext:value-type="date">
            <text:p>2019-10-21</text:p>
          </table:table-cell>
          <table:table-cell table:style-name="ce11" office:value-type="string" calcext:value-type="string">
            <text:p/>
          </table:table-cell>
          <table:table-cell table:formula="of:=VLOOKUP([.A29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sebastian_kedzierski.htm" xlink:type="simple">Kędzierski Sebastian</text:a></text:p>
          </table:table-cell>
          <table:table-cell/>
          <table:table-cell table:style-name="ce9" office:value-type="date" office:date-value="2019-11-14" calcext:value-type="date">
            <text:p>2019-11-14</text:p>
          </table:table-cell>
          <table:table-cell/>
          <table:table-cell office:value-type="string" calcext:value-type="string">
            <text:p> <text:a xlink:href="mailto:skedzierski@radny.um.warszawa.pl" xlink:type="simple">skedzierski@radny.um.warszawa.pl</text:a></text:p>
          </table:table-cell>
          <table:table-cell table:formula="of:=VLOOKUP([.A30];[$Sheet1.A$1:$Sheet1.A$1048576];1;0)" office:value-type="string" office:string-value="" calcext:value-type="error">
            <text:p>#N/A</text:p>
          </table:table-cell>
        </table:table-row>
        <table:table-row table:style-name="ro2">
          <table:table-cell office:value-type="string" calcext:value-type="string">
            <text:p><text:a xlink:href="https://bip.warszawa.pl/Menu_podmiotowe/rada_warszawy_2018_2023/radni/Klumiuk_Wiktor.htm" xlink:type="simple">Klimiuk Wiktor</text:a></text:p>
          </table:table-cell>
          <table:table-cell table:number-columns-repeated="3"/>
          <table:table-cell office:value-type="string" calcext:value-type="string">
            <text:p><text:a xlink:href="mailto:wklimiuk@radny.um.warszawa.pl" xlink:type="simple">wklimiuk@radny.um.warszawa.pl</text:a></text:p>
          </table:table-cell>
          <table:table-cell table:formula="of:=VLOOKUP([.A31];[$Sheet1.A$1:$Sheet1.A$1048576];1;0)" office:value-type="string" office:string-value="Klimiuk Wiktor" calcext:value-type="string">
            <text:p>Klimiuk Wiktor</text:p>
          </table:table-cell>
        </table:table-row>
        <table:table-row table:style-name="ro1">
          <table:table-cell office:value-type="string" calcext:value-type="string">
            <text:p>Krasuski Mariusz</text:p>
          </table:table-cell>
          <table:table-cell/>
          <table:table-cell table:style-name="ce9" office:value-type="date" office:date-value="2023-10-27" calcext:value-type="date">
            <text:p>2023-10-27</text:p>
          </table:table-cell>
          <table:table-cell/>
          <table:table-cell office:value-type="string" calcext:value-type="string">
            <text:p><text:a xlink:href="mailto:m.krasuski@radny.um.warszawa.pl" xlink:type="simple">m.krasuski@radny.um.warszawa.pl</text:a></text:p>
          </table:table-cell>
          <table:table-cell table:formula="of:=VLOOKUP([.A32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Kropiwnicki_Andrzej.htm" xlink:type="simple">Kropiwnicki Andrzej</text:a></text:p>
          </table:table-cell>
          <table:table-cell table:number-columns-repeated="3"/>
          <table:table-cell office:value-type="string" calcext:value-type="string">
            <text:p><text:a xlink:href="mailto:akropiwnicki@radny.um.warszawa.pl" xlink:type="simple">akropiwnicki@radny.um.warszawa.pl</text:a></text:p>
          </table:table-cell>
          <table:table-cell table:formula="of:=VLOOKUP([.A33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renata_krolak.htm" xlink:type="simple">Królak Renata</text:a></text:p>
          </table:table-cell>
          <table:table-cell/>
          <table:table-cell table:style-name="ce9" office:value-type="date" office:date-value="2019-11-14" calcext:value-type="date">
            <text:p>2019-11-14</text:p>
          </table:table-cell>
          <table:table-cell/>
          <table:table-cell office:value-type="string" calcext:value-type="string">
            <text:p> <text:a xlink:href="mailto:rkrolak@radny.um.warszawa.pl" xlink:type="simple">rkrolak@radny.um.warszawa.pl</text:a></text:p>
          </table:table-cell>
          <table:table-cell table:formula="of:=VLOOKUP([.A34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Kubicki_Oliwer.htm" xlink:type="simple">Kubicki Oliwer</text:a></text:p>
          </table:table-cell>
          <table:table-cell table:number-columns-repeated="3"/>
          <table:table-cell office:value-type="string" calcext:value-type="string">
            <text:p><text:a xlink:href="mailto:okubicki@radny.um.warszawa.pl" xlink:type="simple">okubicki@radny.um.warszawa.pl</text:a></text:p>
          </table:table-cell>
          <table:table-cell table:formula="of:=VLOOKUP([.A35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Lasocki_Dariusz.htm" xlink:type="simple">Dariusz Lasocki</text:a></text:p>
          </table:table-cell>
          <table:table-cell table:number-columns-repeated="2"/>
          <table:table-cell table:style-name="ce9" office:value-type="date" office:date-value="2020-01-20" calcext:value-type="date">
            <text:p>2020-01-20</text:p>
          </table:table-cell>
          <table:table-cell table:style-name="ce11" office:value-type="string" calcext:value-type="string">
            <text:p/>
          </table:table-cell>
          <table:table-cell table:formula="of:=VLOOKUP([.A36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Lech_Pawel.htm" xlink:type="simple">Lech Paweł</text:a></text:p>
          </table:table-cell>
          <table:table-cell table:number-columns-repeated="3"/>
          <table:table-cell office:value-type="string" calcext:value-type="string">
            <text:p><text:a xlink:href="mailto:plech@radny.um.warszawa.pl" xlink:type="simple">plech@radny.um.warszawa.pl</text:a></text:p>
          </table:table-cell>
          <table:table-cell table:formula="of:=VLOOKUP([.A37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Lutomirska_Dorota.htm" xlink:type="simple">Lutomirska Dorota</text:a></text:p>
          </table:table-cell>
          <table:table-cell table:number-columns-repeated="3"/>
          <table:table-cell office:value-type="string" calcext:value-type="string">
            <text:p><text:a xlink:href="mailto:dlutomirska@radny.um.warszawa.pl" xlink:type="simple">dlutomirska@radny.um.warszawa.pl</text:a></text:p>
          </table:table-cell>
          <table:table-cell table:formula="of:=VLOOKUP([.A38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Loboda_Dorota.htm" xlink:type="simple">Dorota Łoboda</text:a></text:p>
          </table:table-cell>
          <table:table-cell table:number-columns-repeated="2"/>
          <table:table-cell table:style-name="ce9" office:value-type="date" office:date-value="2023-10-18" calcext:value-type="date">
            <text:p>2023-10-18</text:p>
          </table:table-cell>
          <table:table-cell table:style-name="ce11" office:value-type="string" calcext:value-type="string">
            <text:p/>
          </table:table-cell>
          <table:table-cell table:formula="of:=VLOOKUP([.A39];[$Sheet1.A$1:$Sheet1.A$1048576];1;0)" office:value-type="string" office:string-value="" calcext:value-type="error">
            <text:p>#N/A</text:p>
          </table:table-cell>
        </table:table-row>
        <table:table-row table:style-name="ro2">
          <table:table-cell office:value-type="string" calcext:value-type="string">
            <text:p><text:a xlink:href="https://bip.warszawa.pl/Menu_podmiotowe/rada_warszawy_2018_2023/radni/Lukaszewicz_Maria.htm" xlink:type="simple">Łukaszewicz Maria</text:a></text:p>
          </table:table-cell>
          <table:table-cell table:number-columns-repeated="3"/>
          <table:table-cell office:value-type="string" calcext:value-type="string">
            <text:p><text:a xlink:href="mailto:mlukaszewicz@radny.um.warszawa.pl" xlink:type="simple">mlukaszewicz@radny.um.warszawa.pl</text:a> </text:p>
          </table:table-cell>
          <table:table-cell table:formula="of:=VLOOKUP([.A40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Mazurek_Piotr.htm" xlink:type="simple">Mazurek Piotr (KO)</text:a></text:p>
          </table:table-cell>
          <table:table-cell table:number-columns-repeated="3"/>
          <table:table-cell office:value-type="string" calcext:value-type="string">
            <text:p><text:a xlink:href="mailto:pmazurek@radny.um.warszawa.pl" xlink:type="simple">pmazurek@radny.um.warszawa.pl</text:a></text:p>
          </table:table-cell>
          <table:table-cell table:formula="of:=VLOOKUP([.A41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Mazurek_Piotr_24.htm" xlink:type="simple">Mazurek Piotr (PiS)</text:a></text:p>
          </table:table-cell>
          <table:table-cell table:number-columns-repeated="3"/>
          <table:table-cell office:value-type="string" calcext:value-type="string">
            <text:p><text:a xlink:href="mailto:p.mazurek@radny.um.warszawa.pl" xlink:type="simple">p.mazurek@radny.um.warszawa.pl</text:a> </text:p>
          </table:table-cell>
          <table:table-cell table:formula="of:=VLOOKUP([.A42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Michalec_Beata.htm" xlink:type="simple">Michalec Beata</text:a></text:p>
          </table:table-cell>
          <table:table-cell table:number-columns-repeated="3"/>
          <table:table-cell office:value-type="string" calcext:value-type="string">
            <text:p><text:a xlink:href="mailto:bmichalec@radny.um.warszawa.pl" xlink:type="simple">bmichalec@radny.um.warszawa.pl</text:a></text:p>
          </table:table-cell>
          <table:table-cell table:formula="of:=VLOOKUP([.A43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Nehrebecka_Anna.htm" xlink:type="simple">Nehrebecka-Byczewska Anna</text:a></text:p>
          </table:table-cell>
          <table:table-cell table:number-columns-repeated="3"/>
          <table:table-cell office:value-type="string" calcext:value-type="string">
            <text:p><text:a xlink:href="mailto:anehrebecka@radny.um.warszawa.pl" xlink:type="simple">anehrebecka@radny.um.warszawa.pl</text:a></text:p>
          </table:table-cell>
          <table:table-cell table:formula="of:=VLOOKUP([.A44];[$Sheet1.A$1:$Sheet1.A$1048576];1;0)" office:value-type="string" office:string-value="" calcext:value-type="error">
            <text:p>#N/A</text:p>
          </table:table-cell>
        </table:table-row>
        <table:table-row table:style-name="ro2">
          <table:table-cell office:value-type="string" calcext:value-type="string">
            <text:p><text:a xlink:href="https://bip.warszawa.pl/Menu_podmiotowe/rada_warszawy_2018_2023/radni/Niewitecka_Renata.htm" xlink:type="simple">Niewitecka Renata</text:a></text:p>
          </table:table-cell>
          <table:table-cell table:number-columns-repeated="3"/>
          <table:table-cell office:value-type="string" calcext:value-type="string">
            <text:p><text:a xlink:href="mailto:rniewitecka@radny.um.warszawa.pl" xlink:type="simple">rniewitecka@radny.um.warszawa.pl</text:a></text:p>
          </table:table-cell>
          <table:table-cell table:formula="of:=VLOOKUP([.A45];[$Sheet1.A$1:$Sheet1.A$1048576];1;0)" office:value-type="string" office:string-value="Niewitecka Renata" calcext:value-type="string">
            <text:p>Niewitecka Renat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Ozdoba_Jacek.htm" xlink:type="simple">Jacek Ozdoba</text:a></text:p>
          </table:table-cell>
          <table:table-cell table:number-columns-repeated="2"/>
          <table:table-cell table:style-name="ce9" office:value-type="date" office:date-value="2019-10-21" calcext:value-type="date">
            <text:p>2019-10-21</text:p>
          </table:table-cell>
          <table:table-cell table:style-name="ce11" office:value-type="string" calcext:value-type="string">
            <text:p/>
          </table:table-cell>
          <table:table-cell table:formula="of:=VLOOKUP([.A46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Pawlowska_Iwona.htm" xlink:type="simple">Pawłowska Iwona</text:a></text:p>
          </table:table-cell>
          <table:table-cell table:number-columns-repeated="3"/>
          <table:table-cell office:value-type="string" calcext:value-type="string">
            <text:p><text:a xlink:href="mailto:ipawlowska@radny.um.warszawa.pl" xlink:type="simple">ipawlowska@radny.um.warszawa.pl</text:a></text:p>
          </table:table-cell>
          <table:table-cell table:formula="of:=VLOOKUP([.A47];[$Sheet1.A$1:$Sheet1.A$1048576];1;0)" office:value-type="string" office:string-value="" calcext:value-type="error">
            <text:p>#N/A</text:p>
          </table:table-cell>
        </table:table-row>
        <table:table-row table:style-name="ro2">
          <table:table-cell office:value-type="string" calcext:value-type="string">
            <text:p><text:a xlink:href="https://bip.warszawa.pl/Menu_podmiotowe/rada_warszawy_2018_2023/radni/Pietrusinski_Kacper.htm" xlink:type="simple">Pietrusiński Kacper</text:a></text:p>
          </table:table-cell>
          <table:table-cell table:number-columns-repeated="3"/>
          <table:table-cell office:value-type="string" calcext:value-type="string">
            <text:p><text:a xlink:href="mailto:kpietrusinski@radny.um.warszawa.pl" xlink:type="simple">kpietrusinski@radny.um.warszawa.pl</text:a></text:p>
          </table:table-cell>
          <table:table-cell table:formula="of:=VLOOKUP([.A48];[$Sheet1.A$1:$Sheet1.A$1048576];1;0)" office:value-type="string" office:string-value="Pietrusiński Kacper" calcext:value-type="string">
            <text:p>Pietrusiński Kacper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Pobozy_Blazej.htm" xlink:type="simple">Poboży Błażej</text:a></text:p>
          </table:table-cell>
          <table:table-cell table:number-columns-repeated="3"/>
          <table:table-cell office:value-type="string" calcext:value-type="string">
            <text:p><text:a xlink:href="mailto:bpobozy@radny.um.warszawa.pl" xlink:type="simple">bpobozy@radny.um.warszawa.pl</text:a></text:p>
          </table:table-cell>
          <table:table-cell table:formula="of:=VLOOKUP([.A49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Ross_Tadeusz.htm" xlink:type="simple">Ross Tadeusz</text:a></text:p>
          </table:table-cell>
          <table:table-cell table:number-columns-repeated="2"/>
          <table:table-cell table:style-name="ce9" office:value-type="date" office:date-value="2022-01-18" calcext:value-type="date">
            <text:p>2022-01-18</text:p>
          </table:table-cell>
          <table:table-cell table:style-name="ce11" office:value-type="string" calcext:value-type="string">
            <text:p/>
          </table:table-cell>
          <table:table-cell table:formula="of:=VLOOKUP([.A50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Sawicki_Paweł.htm" xlink:type="simple">Sawicki Paweł</text:a></text:p>
          </table:table-cell>
          <table:table-cell table:number-columns-repeated="3"/>
          <table:table-cell office:value-type="string" calcext:value-type="string">
            <text:p><text:a xlink:href="mailto:psawicki@radny.um.warszawa.pl" xlink:type="simple">psawicki@radny.um.warszawa.pl</text:a></text:p>
          </table:table-cell>
          <table:table-cell table:formula="of:=VLOOKUP([.A51];[$Sheet1.A$1:$Sheet1.A$1048576];1;0)" office:value-type="string" office:string-value="Sawicki Paweł" calcext:value-type="string">
            <text:p>Sawicki Paweł</text:p>
          </table:table-cell>
        </table:table-row>
        <table:table-row table:style-name="ro1">
          <table:table-cell office:value-type="string" calcext:value-type="string">
            <text:p>Semeniuk-Patkowska Olga</text:p>
          </table:table-cell>
          <table:table-cell table:style-name="Default"/>
          <table:table-cell/>
          <table:table-cell table:style-name="ce9" office:value-type="date" office:date-value="2023-10-18" calcext:value-type="date">
            <text:p>2023-10-18</text:p>
          </table:table-cell>
          <table:table-cell table:style-name="ce11" office:value-type="string" calcext:value-type="string">
            <text:p/>
          </table:table-cell>
          <table:table-cell table:formula="of:=VLOOKUP([.A52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Sobczak_Monika.htm" xlink:type="simple">Sobczak Monika</text:a></text:p>
          </table:table-cell>
          <table:table-cell table:number-columns-repeated="3"/>
          <table:table-cell table:style-name="ce11" office:value-type="string" calcext:value-type="string">
            <text:p/>
          </table:table-cell>
          <table:table-cell table:formula="of:=VLOOKUP([.A53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Staniszkis_Joanna.htm" xlink:type="simple">Staniszkis Joanna</text:a></text:p>
          </table:table-cell>
          <table:table-cell table:number-columns-repeated="3"/>
          <table:table-cell office:value-type="string" calcext:value-type="string">
            <text:p><text:a xlink:href="mailto:jstaniszkis@radny.um.warszawa.pl" xlink:type="simple">jstaniszkis@radny.um.warszawa.pl</text:a></text:p>
          </table:table-cell>
          <table:table-cell table:formula="of:=VLOOKUP([.A54];[$Sheet1.A$1:$Sheet1.A$1048576];1;0)" office:value-type="string" office:string-value="" calcext:value-type="error">
            <text:p>#N/A</text:p>
          </table:table-cell>
        </table:table-row>
        <table:table-row table:style-name="ro2">
          <table:table-cell office:value-type="string" calcext:value-type="string">
            <text:p><text:a xlink:href="https://bip.warszawa.pl/Menu_podmiotowe/rada_warszawy_2018_2023/radni/Sybilski_Tomasz.htm" xlink:type="simple">Sybilski Tomasz</text:a></text:p>
          </table:table-cell>
          <table:table-cell table:number-columns-repeated="3"/>
          <table:table-cell office:value-type="string" calcext:value-type="string">
            <text:p><text:a xlink:href="mailto:tsybilski@radny.um.warszawa.pl" xlink:type="simple">tsybilski@radny.um.warszawa.pl</text:a></text:p>
          </table:table-cell>
          <table:table-cell table:formula="of:=VLOOKUP([.A55];[$Sheet1.A$1:$Sheet1.A$1048576];1;0)" office:value-type="string" office:string-value="Sybilski Tomasz" calcext:value-type="string">
            <text:p>Sybilski Tomasz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Szolc_Marek.htm" xlink:type="simple">Szolc Marek</text:a></text:p>
          </table:table-cell>
          <table:table-cell table:number-columns-repeated="3"/>
          <table:table-cell office:value-type="string" calcext:value-type="string">
            <text:p><text:a xlink:href="mailto:mszolc@radny.um.warszawa.pl" xlink:type="simple">mszolc@radny.um.warszawa.pl</text:a></text:p>
          </table:table-cell>
          <table:table-cell table:formula="of:=VLOOKUP([.A56];[$Sheet1.A$1:$Sheet1.A$1048576];1;0)" office:value-type="string" office:string-value="Szolc Marek" calcext:value-type="string">
            <text:p>Szolc Marek</text:p>
          </table:table-cell>
        </table:table-row>
        <table:table-row table:style-name="ro2">
          <table:table-cell office:value-type="string" calcext:value-type="string">
            <text:p><text:a xlink:href="https://bip.warszawa.pl/Menu_podmiotowe/rada_warszawy_2018_2023/radni/Szostakowski_Jarosław.htm" xlink:type="simple">Szostakowski Jarosław</text:a></text:p>
          </table:table-cell>
          <table:table-cell table:number-columns-repeated="3"/>
          <table:table-cell office:value-type="string" calcext:value-type="string">
            <text:p><text:a xlink:href="mailto:jszostakowski@radny.um.warszawa.pl" xlink:type="simple">jszostakowski@radny.um.warszawa.pl</text:a></text:p>
          </table:table-cell>
          <table:table-cell table:formula="of:=VLOOKUP([.A57];[$Sheet1.A$1:$Sheet1.A$1048576];1;0)" office:value-type="string" office:string-value="Szostakowski Jarosław" calcext:value-type="string">
            <text:p>Szostakowski Jarosław</text:p>
          </table:table-cell>
        </table:table-row>
        <table:table-row table:style-name="ro2">
          <table:table-cell office:value-type="string" calcext:value-type="string">
            <text:p><text:a xlink:href="https://bip.warszawa.pl/Menu_podmiotowe/rada_warszawy_2018_2023/radni/Szpadrowski_Michal.htm" xlink:type="simple">Szpądrowski Michał</text:a></text:p>
          </table:table-cell>
          <table:table-cell table:number-columns-repeated="3"/>
          <table:table-cell office:value-type="string" calcext:value-type="string">
            <text:p><text:a xlink:href="mailto:mszpadrowski@radny.um.warszawa.pl" xlink:type="simple">mszpadrowski@radny.um.warszawa.pl</text:a></text:p>
          </table:table-cell>
          <table:table-cell table:formula="of:=VLOOKUP([.A58];[$Sheet1.A$1:$Sheet1.A$1048576];1;0)" office:value-type="string" office:string-value="Szpądrowski Michał" calcext:value-type="string">
            <text:p>Szpądrowski Michał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Szustek_Gabriela.htm" xlink:type="simple">Szustek Gabriela</text:a></text:p>
          </table:table-cell>
          <table:table-cell table:number-columns-repeated="3"/>
          <table:table-cell office:value-type="string" calcext:value-type="string">
            <text:p><text:a xlink:href="mailto:gszustek@radny.um.warszawa.pl" xlink:type="simple">gszustek@radny.um.warszawa.pl</text:a></text:p>
          </table:table-cell>
          <table:table-cell table:formula="of:=VLOOKUP([.A59];[$Sheet1.A$1:$Sheet1.A$1048576];1;0)" office:value-type="string" office:string-value="" calcext:value-type="error">
            <text:p>#N/A</text:p>
          </table:table-cell>
        </table:table-row>
        <table:table-row table:style-name="ro2">
          <table:table-cell office:value-type="string" calcext:value-type="string">
            <text:p><text:a xlink:href="https://bip.warszawa.pl/Menu_podmiotowe/rada_warszawy_2018_2023/radni/piotrz_szyszko.htm" xlink:type="simple">Szyszko Piotr</text:a></text:p>
            <text:p>mandat powo</text:p>
          </table:table-cell>
          <table:table-cell/>
          <table:table-cell table:style-name="ce9" office:value-type="date" office:date-value="2019-11-14" calcext:value-type="date">
            <text:p>2019-11-14</text:p>
          </table:table-cell>
          <table:table-cell/>
          <table:table-cell office:value-type="string" calcext:value-type="string">
            <text:p> <text:a xlink:href="mailto:pszyszko@radny.um.warszawa.pl" xlink:type="simple">pszyszko@radny.um.warszawa.pl</text:a></text:p>
          </table:table-cell>
          <table:table-cell table:formula="of:=VLOOKUP([.A60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Sniegocka_Aleksandra.htm" xlink:type="simple">Śniegocka-Goździk Aleksandra</text:a></text:p>
          </table:table-cell>
          <table:table-cell table:number-columns-repeated="3"/>
          <table:table-cell office:value-type="string" calcext:value-type="string">
            <text:p><text:a xlink:href="mailto:asniegocka@radny.um.warszawa.pl" xlink:type="simple">asniegocka@radny.um.warszawa.pl</text:a></text:p>
          </table:table-cell>
          <table:table-cell table:formula="of:=VLOOKUP([.A61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Wisniewska_Joanna.htm" xlink:type="simple">Wiśniewska-Najgebauer Joanna</text:a></text:p>
          </table:table-cell>
          <table:table-cell table:number-columns-repeated="3"/>
          <table:table-cell office:value-type="string" calcext:value-type="string">
            <text:p><text:a xlink:href="mailto:jnajgebauer@radny.um.warszawa.pl" xlink:type="simple">jnajgebauer@radny.um.warszawa.pl</text:a> </text:p>
          </table:table-cell>
          <table:table-cell table:formula="of:=VLOOKUP([.A62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Wujastyk_Iwona.htm" xlink:type="simple">Wujastyk Iwona</text:a></text:p>
          </table:table-cell>
          <table:table-cell table:number-columns-repeated="3"/>
          <table:table-cell office:value-type="string" calcext:value-type="string">
            <text:p><text:a xlink:href="mailto:iwujastyk@radny.um.warszawa.pl" xlink:type="simple">iwujastyk@radny.um.warszawa.pl</text:a></text:p>
          </table:table-cell>
          <table:table-cell table:formula="of:=VLOOKUP([.A63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Wyrwal_Agnieszka.htm" xlink:type="simple">Wyrwał Agnieszka</text:a></text:p>
          </table:table-cell>
          <table:table-cell table:number-columns-repeated="3"/>
          <table:table-cell office:value-type="string" calcext:value-type="string">
            <text:p><text:a xlink:href="mailto:awyrwal@radny.um.warszawa.pl" xlink:type="simple">awyrwal@radny.um.warszawa.pl</text:a></text:p>
          </table:table-cell>
          <table:table-cell table:formula="of:=VLOOKUP([.A64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Wyszynski_Maciej.htm" xlink:type="simple">Wyszyński Maciej</text:a></text:p>
          </table:table-cell>
          <table:table-cell table:number-columns-repeated="3"/>
          <table:table-cell office:value-type="string" calcext:value-type="string">
            <text:p><text:a xlink:href="mailto:mwyszynski@radny.um.warszawa.pl" xlink:type="simple">mwyszynski@radny.um.warszawa.pl</text:a></text:p>
          </table:table-cell>
          <table:table-cell table:formula="of:=VLOOKUP([.A65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Zajac_Justyna.htm" xlink:type="simple">Zając Justyna</text:a></text:p>
          </table:table-cell>
          <table:table-cell table:number-columns-repeated="3"/>
          <table:table-cell office:value-type="string" calcext:value-type="string">
            <text:p><text:a xlink:href="mailto:jzajac@radny.um.warszawa.pl" xlink:type="simple">jzajac@radny.um.warszawa.pl</text:a> </text:p>
          </table:table-cell>
          <table:table-cell table:formula="of:=VLOOKUP([.A66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Zakrzewska_Malgorzata.htm" xlink:type="simple">Zakrzewska Małgorzata</text:a></text:p>
          </table:table-cell>
          <table:table-cell table:number-columns-repeated="3"/>
          <table:table-cell office:value-type="string" calcext:value-type="string">
            <text:p><text:a xlink:href="mailto:mzakrzewska@radny.um.warszawa.pl" xlink:type="simple">mzakrzewska@radny.um.warszawa.pl</text:a></text:p>
          </table:table-cell>
          <table:table-cell table:formula="of:=VLOOKUP([.A67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Zbikowski_Piotr.htm" xlink:type="simple">Żbikowski Piotr</text:a></text:p>
          </table:table-cell>
          <table:table-cell table:number-columns-repeated="3"/>
          <table:table-cell office:value-type="string" calcext:value-type="string">
            <text:p><text:a xlink:href="mailto:p.zbikowski@radny.um.warszawa.pl" xlink:type="simple">p.zbikowski@radny.um.warszawa.pl</text:a></text:p>
          </table:table-cell>
          <table:table-cell table:formula="of:=VLOOKUP([.A68];[$Sheet1.A$1:$Sheet1.A$1048576];1;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Zylka_Tomasz.htm" xlink:type="simple">Żyłka Tomasz</text:a></text:p>
          </table:table-cell>
          <table:table-cell table:number-columns-repeated="3"/>
          <table:table-cell office:value-type="string" calcext:value-type="string">
            <text:p><text:a xlink:href="mailto:tzylka@radny.um.warszawa.pl" xlink:type="simple">tzylka@radny.um.warszawa.pl</text:a></text:p>
          </table:table-cell>
          <table:table-cell table:formula="of:=VLOOKUP([.A69];[$Sheet1.A$1:$Sheet1.A$1048576];1;0)" office:value-type="string" office:string-value="" calcext:value-type="error">
            <text:p>#N/A</text:p>
          </table:table-cell>
        </table:table-row>
      </table:table>
      <table:table table:name="Sheet3" table:style-name="ta1"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adny</text:p>
          </table:table-cell>
          <table:table-cell office:value-type="string" calcext:value-type="string">
            <text:p>funkcja w radzie</text:p>
          </table:table-cell>
          <table:table-cell office:value-type="string" calcext:value-type="string">
            <text:p>mandat_od</text:p>
          </table:table-cell>
          <table:table-cell office:value-type="string" calcext:value-type="string">
            <text:p>mandat_do</text:p>
          </table:table-cell>
          <table:table-cell office:value-type="string" calcext:value-type="string">
            <text:p>E-mail</text:p>
          </table:table-cell>
        </table:table-row>
        <table:table-row table:style-name="ro1">
          <table:table-cell office:value-type="string" calcext:value-type="string">
            <text:p>Malinowska-Grupińska Ewa</text:p>
          </table:table-cell>
          <table:table-cell office:value-type="string" calcext:value-type="string">
            <text:p>Przewodnicząca Rady </text:p>
          </table:table-cell>
          <table:table-cell table:number-columns-repeated="2"/>
          <table:table-cell office:value-type="string" calcext:value-type="string">
            <text:p><text:a xlink:href="mailto:emalinowska@radny.um.warszawa.pl" xlink:type="simple">emalinowska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Potapowicz_Slawomir.htm" xlink:type="simple">Potapowicz Sławomir</text:a></text:p>
          </table:table-cell>
          <table:table-cell office:value-type="string" calcext:value-type="string">
            <text:p>Wiceprzewodniczący Rady</text:p>
          </table:table-cell>
          <table:table-cell table:number-columns-repeated="2"/>
          <table:table-cell office:value-type="string" calcext:value-type="string">
            <text:p><text:a xlink:href="mailto:spotapowicz@radny.um.warszawa.pl" xlink:type="simple">spotapowicz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Roguska_Magdalena.htm" xlink:type="simple">Roguska Magdalena</text:a></text:p>
          </table:table-cell>
          <table:table-cell office:value-type="string" calcext:value-type="string">
            <text:p>Wiceprzewodnicząca Rady</text:p>
          </table:table-cell>
          <table:table-cell table:number-columns-repeated="2"/>
          <table:table-cell office:value-type="string" calcext:value-type="string">
            <text:p><text:a xlink:href="mailto:mroguska@radny.um.warszawa.pl" xlink:type="simple">mroguska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Zebrowska_Alicja.htm" xlink:type="simple">Żebrowska Alicja</text:a></text:p>
          </table:table-cell>
          <table:table-cell office:value-type="string" calcext:value-type="string">
            <text:p>Wiceprzewodnicząca Rady</text:p>
          </table:table-cell>
          <table:table-cell table:number-columns-repeated="2"/>
          <table:table-cell office:value-type="string" calcext:value-type="string">
            <text:p><text:a xlink:href="mailto:azebrowska@radny.um.warszawa.pl" xlink:type="simple">azebrowska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Gajewska_Aleksandra.htm" xlink:type="simple">Aleksandra Gajewska</text:a></text:p>
          </table:table-cell>
          <table:table-cell office:value-type="string" calcext:value-type="string">
            <text:p>Wiceprzewodnicząca Rady</text:p>
          </table:table-cell>
          <table:table-cell/>
          <table:table-cell office:value-type="float" office:value="43759" calcext:value-type="float">
            <text:p>4375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Auksel_Anna.htm" xlink:type="simple">Auksel-Sekutowicz Anna</text:a></text:p>
          </table:table-cell>
          <table:table-cell table:number-columns-repeated="3"/>
          <table:table-cell office:value-type="string" calcext:value-type="string">
            <text:p><text:a xlink:href="mailto:aauksel@radny.um.warszawa.pl" xlink:type="simple">aauksel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Binkowski_Maciej.htm" xlink:type="simple">Binkowski Maciej</text:a></text:p>
          </table:table-cell>
          <table:table-cell table:number-columns-repeated="3"/>
          <table:table-cell office:value-type="string" calcext:value-type="string">
            <text:p><text:a xlink:href="mailto:mbinkowski@radny.um.warszawa.pl" xlink:type="simple">mbinkowski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Borowska_Agnieszka.htm" xlink:type="simple">Borowska Agnieszka</text:a></text:p>
          </table:table-cell>
          <table:table-cell table:number-columns-repeated="3"/>
          <table:table-cell office:value-type="string" calcext:value-type="string">
            <text:p><text:a xlink:href="mailto:aborowska@radny.um.warszawa.pl" xlink:type="simple">aborowska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Budziszewski_Mariusz.htm" xlink:type="simple">Budziszewski Mariusz</text:a></text:p>
          </table:table-cell>
          <table:table-cell table:number-columns-repeated="3"/>
          <table:table-cell office:value-type="string" calcext:value-type="string">
            <text:p><text:a xlink:href="mailto:mbudziszewski@radny.um.warszawa.pl" xlink:type="simple">mbudziszewski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Cieslikowski_Jacek.htm" xlink:type="simple">Cieślikowski Jacek</text:a></text:p>
          </table:table-cell>
          <table:table-cell table:number-columns-repeated="3"/>
          <table:table-cell office:value-type="string" calcext:value-type="string">
            <text:p><text:a xlink:href="mailto:jcieslikowski@radny.um.warszawa.pl" xlink:type="simple">jcieslikowski@radny.um.warszawa.pl</text:a></text:p>
          </table:table-cell>
        </table:table-row>
        <table:table-row table:style-name="ro1">
          <table:table-cell office:value-type="string" calcext:value-type="string">
            <text:p>Czekalski Paweł</text:p>
          </table:table-cell>
          <table:table-cell/>
          <table:table-cell office:value-type="float" office:value="44593" calcext:value-type="float">
            <text:p>44593</text:p>
          </table:table-cell>
          <table:table-cell/>
          <table:table-cell office:value-type="string" calcext:value-type="string">
            <text:p><text:a xlink:href="mailto:pczekalski@radny.um.warszawa.pl" xlink:type="simple">pczekalski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Diduszko_Anna.htm" xlink:type="simple">Diduszko-Zyglewska Agata</text:a></text:p>
          </table:table-cell>
          <table:table-cell table:number-columns-repeated="3"/>
          <table:table-cell office:value-type="string" calcext:value-type="string">
            <text:p><text:a xlink:href="mailto:adiduszko@radny.um.warszawa.pl" xlink:type="simple">adiduszko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stanislaw_dratkiewicz.htm" xlink:type="simple">Dratkiewicz Stanisław</text:a></text:p>
          </table:table-cell>
          <table:table-cell/>
          <table:table-cell office:value-type="float" office:value="44195" calcext:value-type="float">
            <text:p>44195</text:p>
          </table:table-cell>
          <table:table-cell/>
          <table:table-cell office:value-type="string" calcext:value-type="string">
            <text:p><text:a xlink:href="mailto:sdratkiewicz@radny.um.warszawa.pl" xlink:type="simple">sdratkiewicz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Dymowska_Joanna.htm" xlink:type="simple">Dymowska Joanna</text:a></text:p>
          </table:table-cell>
          <table:table-cell table:number-columns-repeated="3"/>
          <table:table-cell office:value-type="string" calcext:value-type="string">
            <text:p><text:a xlink:href="mailto:jdymowska@radny.um.warszawa.pl" xlink:type="simple">jdymowska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Dziekanowski_Dariusz.htm" xlink:type="simple">Dziekanowski Dariusz</text:a></text:p>
          </table:table-cell>
          <table:table-cell table:number-columns-repeated="3"/>
          <table:table-cell office:value-type="string" calcext:value-type="string">
            <text:p><text:a xlink:href="mailto:ddziekanowski@radny.um.warszawa.pl" xlink:type="simple">ddziekanowski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Figura_Dariusz.htm" xlink:type="simple">Figura Dariusz</text:a></text:p>
          </table:table-cell>
          <table:table-cell table:number-columns-repeated="3"/>
          <table:table-cell office:value-type="string" calcext:value-type="string">
            <text:p><text:a xlink:href="mailto:dfigura@radny.um.warszawa.pl" xlink:type="simple">dfigura@radny.um.warszawa.pl</text:a></text:p>
          </table:table-cell>
        </table:table-row>
        <table:table-row table:style-name="ro1">
          <table:table-cell office:value-type="string" calcext:value-type="string">
            <text:p>Mariusz Frankowski</text:p>
          </table:table-cell>
          <table:table-cell table:number-columns-repeated="2"/>
          <table:table-cell office:value-type="float" office:value="45273" calcext:value-type="float">
            <text:p>4527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Frackowia_Filip.htm" xlink:type="simple">Frąckowiak Filip</text:a></text:p>
          </table:table-cell>
          <table:table-cell table:number-columns-repeated="3"/>
          <table:table-cell office:value-type="string" calcext:value-type="string">
            <text:p><text:a xlink:href="mailto:ffrackowiak@radny.um.warszawa.pl" xlink:type="simple">ffrackowiak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Gorski_Patryk.htm" xlink:type="simple">Górski Patryk</text:a></text:p>
          </table:table-cell>
          <table:table-cell table:number-columns-repeated="3"/>
          <table:table-cell office:value-type="string" calcext:value-type="string">
            <text:p><text:a xlink:href="mailto:pgorski@radny.um.warszawa.pl" xlink:type="simple">pgorski@radny.um.warszawa.pl</text:a></text:p>
          </table:table-cell>
        </table:table-row>
        <table:table-row table:style-name="ro1">
          <table:table-cell office:value-type="string" calcext:value-type="string">
            <text:p>Hejka Oskar</text:p>
          </table:table-cell>
          <table:table-cell/>
          <table:table-cell office:value-type="float" office:value="43879" calcext:value-type="float">
            <text:p>43879</text:p>
          </table:table-cell>
          <table:table-cell/>
          <table:table-cell office:value-type="string" calcext:value-type="string">
            <text:p><text:a xlink:href="mailto:ohejka@radny.um.warszawa.pl" xlink:type="simple">ohejka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Herbich_Tomasz.htm" xlink:type="simple">Herbich Tomasz</text:a></text:p>
          </table:table-cell>
          <table:table-cell table:number-columns-repeated="3"/>
          <table:table-cell office:value-type="string" calcext:value-type="string">
            <text:p><text:a xlink:href="mailto:therbich@radny.um.warszawa.pl" xlink:type="simple">therbich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Janczewska_Agnieszka.htm" xlink:type="simple">Jaczewska-Golińska Agnieszka</text:a></text:p>
          </table:table-cell>
          <table:table-cell table:number-columns-repeated="3"/>
          <table:table-cell office:value-type="string" calcext:value-type="string">
            <text:p><text:a xlink:href="mailto:ajaczewska@radny.um.warszawa.pl" xlink:type="simple">ajaczewska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Janczar_Ewa.htm" xlink:type="simple">Janczar Ewa</text:a></text:p>
          </table:table-cell>
          <table:table-cell table:number-columns-repeated="3"/>
          <table:table-cell office:value-type="string" calcext:value-type="string">
            <text:p><text:a xlink:href="mailto:ejanczar@radny.um.warszawa.pl" xlink:type="simple">ejanczar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Jaruzelska_Monika.htm" xlink:type="simple">Jaruzelska Monika</text:a></text:p>
          </table:table-cell>
          <table:table-cell table:number-columns-repeated="3"/>
          <table:table-cell office:value-type="string" calcext:value-type="string">
            <text:p><text:a xlink:href="mailto:mjaruzelska@radny.um.warszawa.pl" xlink:type="simple">mjaruzelska@radny.um.warszawa.pl</text:a></text:p>
          </table:table-cell>
        </table:table-row>
        <table:table-row table:style-name="ro2">
          <table:table-cell office:value-type="string" calcext:value-type="string">
            <text:p><text:a xlink:href="https://bip.warszawa.pl/Menu_podmiotowe/rada_warszawy_2018_2023/radni/Maria_Jeda.htm" xlink:type="simple">Jęda Maria</text:a></text:p>
            <text:p>mandat p</text:p>
          </table:table-cell>
          <table:table-cell/>
          <table:table-cell office:value-type="float" office:value="45226" calcext:value-type="float">
            <text:p>45226</text:p>
          </table:table-cell>
          <table:table-cell/>
          <table:table-cell office:value-type="string" calcext:value-type="string">
            <text:p><text:a xlink:href="mailto:mjeda@radny.um.warszawa.pl" xlink:type="simple">mjeda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Jurkiewicz_Cezary.htm" xlink:type="simple">Jurkiewicz Cezary</text:a></text:p>
          </table:table-cell>
          <table:table-cell table:number-columns-repeated="3"/>
          <table:table-cell office:value-type="string" calcext:value-type="string">
            <text:p><text:a xlink:href="mailto:cjurkiewicz@radny.um.warszawa.pl" xlink:type="simple">cjurkiewicz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Kaczynski_Jarosław.htm" xlink:type="simple">Kaczyński Jarosław</text:a></text:p>
          </table:table-cell>
          <table:table-cell table:number-columns-repeated="3"/>
          <table:table-cell office:value-type="string" calcext:value-type="string">
            <text:p><text:a xlink:href="mailto:jkaczynski@radny.um.warszawa.pl" xlink:type="simple">jkaczynski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Kaleta_Sebastian.htm" xlink:type="simple">Kaleta Sebastian</text:a></text:p>
          </table:table-cell>
          <table:table-cell table:number-columns-repeated="2"/>
          <table:table-cell office:value-type="float" office:value="43759" calcext:value-type="float">
            <text:p>4375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sebastian_kedzierski.htm" xlink:type="simple">Kędzierski Sebastian</text:a></text:p>
          </table:table-cell>
          <table:table-cell/>
          <table:table-cell office:value-type="float" office:value="43783" calcext:value-type="float">
            <text:p>43783</text:p>
          </table:table-cell>
          <table:table-cell/>
          <table:table-cell office:value-type="string" calcext:value-type="string">
            <text:p> <text:a xlink:href="mailto:skedzierski@radny.um.warszawa.pl" xlink:type="simple">skedzierski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Klumiuk_Wiktor.htm" xlink:type="simple">Klimiuk Wiktor</text:a></text:p>
          </table:table-cell>
          <table:table-cell table:number-columns-repeated="3"/>
          <table:table-cell office:value-type="string" calcext:value-type="string">
            <text:p><text:a xlink:href="mailto:wklimiuk@radny.um.warszawa.pl" xlink:type="simple">wklimiuk@radny.um.warszawa.pl</text:a></text:p>
          </table:table-cell>
        </table:table-row>
        <table:table-row table:style-name="ro1">
          <table:table-cell office:value-type="string" calcext:value-type="string">
            <text:p>Krasuski Mariusz</text:p>
          </table:table-cell>
          <table:table-cell/>
          <table:table-cell office:value-type="float" office:value="45226" calcext:value-type="float">
            <text:p>45226</text:p>
          </table:table-cell>
          <table:table-cell/>
          <table:table-cell office:value-type="string" calcext:value-type="string">
            <text:p><text:a xlink:href="mailto:m.krasuski@radny.um.warszawa.pl" xlink:type="simple">m.krasuski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Kropiwnicki_Andrzej.htm" xlink:type="simple">Kropiwnicki Andrzej</text:a></text:p>
          </table:table-cell>
          <table:table-cell table:number-columns-repeated="3"/>
          <table:table-cell office:value-type="string" calcext:value-type="string">
            <text:p><text:a xlink:href="mailto:akropiwnicki@radny.um.warszawa.pl" xlink:type="simple">akropiwnicki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renata_krolak.htm" xlink:type="simple">Królak Renata</text:a></text:p>
          </table:table-cell>
          <table:table-cell/>
          <table:table-cell office:value-type="float" office:value="43783" calcext:value-type="float">
            <text:p>43783</text:p>
          </table:table-cell>
          <table:table-cell/>
          <table:table-cell office:value-type="string" calcext:value-type="string">
            <text:p> <text:a xlink:href="mailto:rkrolak@radny.um.warszawa.pl" xlink:type="simple">rkrolak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Kubicki_Oliwer.htm" xlink:type="simple">Kubicki Oliwer</text:a></text:p>
          </table:table-cell>
          <table:table-cell table:number-columns-repeated="3"/>
          <table:table-cell office:value-type="string" calcext:value-type="string">
            <text:p><text:a xlink:href="mailto:okubicki@radny.um.warszawa.pl" xlink:type="simple">okubicki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Lasocki_Dariusz.htm" xlink:type="simple">Dariusz Lasocki</text:a></text:p>
          </table:table-cell>
          <table:table-cell table:number-columns-repeated="2"/>
          <table:table-cell office:value-type="float" office:value="43850" calcext:value-type="float">
            <text:p>4385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Lech_Pawel.htm" xlink:type="simple">Lech Paweł</text:a></text:p>
          </table:table-cell>
          <table:table-cell table:number-columns-repeated="3"/>
          <table:table-cell office:value-type="string" calcext:value-type="string">
            <text:p><text:a xlink:href="mailto:plech@radny.um.warszawa.pl" xlink:type="simple">plech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Lutomirska_Dorota.htm" xlink:type="simple">Lutomirska Dorota</text:a></text:p>
          </table:table-cell>
          <table:table-cell table:number-columns-repeated="3"/>
          <table:table-cell office:value-type="string" calcext:value-type="string">
            <text:p><text:a xlink:href="mailto:dlutomirska@radny.um.warszawa.pl" xlink:type="simple">dlutomirska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Loboda_Dorota.htm" xlink:type="simple">Dorota Łoboda</text:a></text:p>
          </table:table-cell>
          <table:table-cell table:number-columns-repeated="2"/>
          <table:table-cell office:value-type="float" office:value="45217" calcext:value-type="float">
            <text:p>4521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Lukaszewicz_Maria.htm" xlink:type="simple">Łukaszewicz Maria</text:a></text:p>
          </table:table-cell>
          <table:table-cell table:number-columns-repeated="3"/>
          <table:table-cell office:value-type="string" calcext:value-type="string">
            <text:p><text:a xlink:href="mailto:mlukaszewicz@radny.um.warszawa.pl" xlink:type="simple">mlukaszewicz@radny.um.warszawa.pl</text:a> 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Mazurek_Piotr.htm" xlink:type="simple">Mazurek Piotr (KO)</text:a></text:p>
          </table:table-cell>
          <table:table-cell table:number-columns-repeated="3"/>
          <table:table-cell office:value-type="string" calcext:value-type="string">
            <text:p><text:a xlink:href="mailto:pmazurek@radny.um.warszawa.pl" xlink:type="simple">pmazurek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Mazurek_Piotr_24.htm" xlink:type="simple">Mazurek Piotr (PiS)</text:a></text:p>
          </table:table-cell>
          <table:table-cell table:number-columns-repeated="3"/>
          <table:table-cell office:value-type="string" calcext:value-type="string">
            <text:p><text:a xlink:href="mailto:p.mazurek@radny.um.warszawa.pl" xlink:type="simple">p.mazurek@radny.um.warszawa.pl</text:a> 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Michalec_Beata.htm" xlink:type="simple">Michalec Beata</text:a></text:p>
          </table:table-cell>
          <table:table-cell table:number-columns-repeated="3"/>
          <table:table-cell office:value-type="string" calcext:value-type="string">
            <text:p><text:a xlink:href="mailto:bmichalec@radny.um.warszawa.pl" xlink:type="simple">bmichalec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Nehrebecka_Anna.htm" xlink:type="simple">Nehrebecka-Byczewska Anna</text:a></text:p>
          </table:table-cell>
          <table:table-cell table:number-columns-repeated="3"/>
          <table:table-cell office:value-type="string" calcext:value-type="string">
            <text:p><text:a xlink:href="mailto:anehrebecka@radny.um.warszawa.pl" xlink:type="simple">anehrebecka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Niewitecka_Renata.htm" xlink:type="simple">Niewitecka Renata</text:a></text:p>
          </table:table-cell>
          <table:table-cell table:number-columns-repeated="3"/>
          <table:table-cell office:value-type="string" calcext:value-type="string">
            <text:p><text:a xlink:href="mailto:rniewitecka@radny.um.warszawa.pl" xlink:type="simple">rniewitecka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Ozdoba_Jacek.htm" xlink:type="simple">Jacek Ozdoba</text:a></text:p>
          </table:table-cell>
          <table:table-cell table:number-columns-repeated="2"/>
          <table:table-cell office:value-type="float" office:value="43759" calcext:value-type="float">
            <text:p>4375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Pawlowska_Iwona.htm" xlink:type="simple">Pawłowska Iwona</text:a></text:p>
          </table:table-cell>
          <table:table-cell table:number-columns-repeated="3"/>
          <table:table-cell office:value-type="string" calcext:value-type="string">
            <text:p><text:a xlink:href="mailto:ipawlowska@radny.um.warszawa.pl" xlink:type="simple">ipawlowska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Pietrusinski_Kacper.htm" xlink:type="simple">Pietrusiński Kacper</text:a></text:p>
          </table:table-cell>
          <table:table-cell table:number-columns-repeated="3"/>
          <table:table-cell office:value-type="string" calcext:value-type="string">
            <text:p><text:a xlink:href="mailto:kpietrusinski@radny.um.warszawa.pl" xlink:type="simple">kpietrusinski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Pobozy_Blazej.htm" xlink:type="simple">Poboży Błażej</text:a></text:p>
          </table:table-cell>
          <table:table-cell table:number-columns-repeated="3"/>
          <table:table-cell office:value-type="string" calcext:value-type="string">
            <text:p><text:a xlink:href="mailto:bpobozy@radny.um.warszawa.pl" xlink:type="simple">bpobozy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Ross_Tadeusz.htm" xlink:type="simple">Ross Tadeusz</text:a></text:p>
          </table:table-cell>
          <table:table-cell table:number-columns-repeated="2"/>
          <table:table-cell office:value-type="float" office:value="44579" calcext:value-type="float">
            <text:p>4457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Sawicki_Paweł.htm" xlink:type="simple">Sawicki Paweł</text:a></text:p>
          </table:table-cell>
          <table:table-cell table:number-columns-repeated="3"/>
          <table:table-cell office:value-type="string" calcext:value-type="string">
            <text:p><text:a xlink:href="mailto:psawicki@radny.um.warszawa.pl" xlink:type="simple">psawicki@radny.um.warszawa.pl</text:a></text:p>
          </table:table-cell>
        </table:table-row>
        <table:table-row table:style-name="ro1">
          <table:table-cell office:value-type="string" calcext:value-type="string">
            <text:p>Semeniuk-Patkowska Olga</text:p>
          </table:table-cell>
          <table:table-cell table:number-columns-repeated="2"/>
          <table:table-cell office:value-type="float" office:value="45217" calcext:value-type="float">
            <text:p>4521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Sobczak_Monika.htm" xlink:type="simple">Sobczak Monika</text:a></text:p>
          </table:table-cell>
          <table:table-cell table:number-columns-repeated="3"/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Staniszkis_Joanna.htm" xlink:type="simple">Staniszkis Joanna</text:a></text:p>
          </table:table-cell>
          <table:table-cell table:number-columns-repeated="3"/>
          <table:table-cell office:value-type="string" calcext:value-type="string">
            <text:p><text:a xlink:href="mailto:jstaniszkis@radny.um.warszawa.pl" xlink:type="simple">jstaniszkis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Sybilski_Tomasz.htm" xlink:type="simple">Sybilski Tomasz</text:a></text:p>
          </table:table-cell>
          <table:table-cell table:number-columns-repeated="3"/>
          <table:table-cell office:value-type="string" calcext:value-type="string">
            <text:p><text:a xlink:href="mailto:tsybilski@radny.um.warszawa.pl" xlink:type="simple">tsybilski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Szolc_Marek.htm" xlink:type="simple">Szolc Marek</text:a></text:p>
          </table:table-cell>
          <table:table-cell table:number-columns-repeated="3"/>
          <table:table-cell office:value-type="string" calcext:value-type="string">
            <text:p><text:a xlink:href="mailto:mszolc@radny.um.warszawa.pl" xlink:type="simple">mszolc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Szostakowski_Jarosław.htm" xlink:type="simple">Szostakowski Jarosław</text:a></text:p>
          </table:table-cell>
          <table:table-cell table:number-columns-repeated="3"/>
          <table:table-cell office:value-type="string" calcext:value-type="string">
            <text:p><text:a xlink:href="mailto:jszostakowski@radny.um.warszawa.pl" xlink:type="simple">jszostakowski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Szpadrowski_Michal.htm" xlink:type="simple">Szpądrowski Michał</text:a></text:p>
          </table:table-cell>
          <table:table-cell table:number-columns-repeated="3"/>
          <table:table-cell office:value-type="string" calcext:value-type="string">
            <text:p><text:a xlink:href="mailto:mszpadrowski@radny.um.warszawa.pl" xlink:type="simple">mszpadrowski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Szustek_Gabriela.htm" xlink:type="simple">Szustek Gabriela</text:a></text:p>
          </table:table-cell>
          <table:table-cell table:number-columns-repeated="3"/>
          <table:table-cell office:value-type="string" calcext:value-type="string">
            <text:p><text:a xlink:href="mailto:gszustek@radny.um.warszawa.pl" xlink:type="simple">gszustek@radny.um.warszawa.pl</text:a></text:p>
          </table:table-cell>
        </table:table-row>
        <table:table-row table:style-name="ro2">
          <table:table-cell office:value-type="string" calcext:value-type="string">
            <text:p><text:a xlink:href="https://bip.warszawa.pl/Menu_podmiotowe/rada_warszawy_2018_2023/radni/piotrz_szyszko.htm" xlink:type="simple">Szyszko Piotr</text:a></text:p>
            <text:p>mandat powo</text:p>
          </table:table-cell>
          <table:table-cell/>
          <table:table-cell office:value-type="float" office:value="43783" calcext:value-type="float">
            <text:p>43783</text:p>
          </table:table-cell>
          <table:table-cell/>
          <table:table-cell office:value-type="string" calcext:value-type="string">
            <text:p> <text:a xlink:href="mailto:pszyszko@radny.um.warszawa.pl" xlink:type="simple">pszyszko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Sniegocka_Aleksandra.htm" xlink:type="simple">Śniegocka-Goździk Aleksandra</text:a></text:p>
          </table:table-cell>
          <table:table-cell table:number-columns-repeated="3"/>
          <table:table-cell office:value-type="string" calcext:value-type="string">
            <text:p><text:a xlink:href="mailto:asniegocka@radny.um.warszawa.pl" xlink:type="simple">asniegocka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Wisniewska_Joanna.htm" xlink:type="simple">Wiśniewska-Najgebauer Joanna</text:a></text:p>
          </table:table-cell>
          <table:table-cell table:number-columns-repeated="3"/>
          <table:table-cell office:value-type="string" calcext:value-type="string">
            <text:p><text:a xlink:href="mailto:jnajgebauer@radny.um.warszawa.pl" xlink:type="simple">jnajgebauer@radny.um.warszawa.pl</text:a> 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Wujastyk_Iwona.htm" xlink:type="simple">Wujastyk Iwona</text:a></text:p>
          </table:table-cell>
          <table:table-cell table:number-columns-repeated="3"/>
          <table:table-cell office:value-type="string" calcext:value-type="string">
            <text:p><text:a xlink:href="mailto:iwujastyk@radny.um.warszawa.pl" xlink:type="simple">iwujastyk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Wyrwal_Agnieszka.htm" xlink:type="simple">Wyrwał Agnieszka</text:a></text:p>
          </table:table-cell>
          <table:table-cell table:number-columns-repeated="3"/>
          <table:table-cell office:value-type="string" calcext:value-type="string">
            <text:p><text:a xlink:href="mailto:awyrwal@radny.um.warszawa.pl" xlink:type="simple">awyrwal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Wyszynski_Maciej.htm" xlink:type="simple">Wyszyński Maciej</text:a></text:p>
          </table:table-cell>
          <table:table-cell table:number-columns-repeated="3"/>
          <table:table-cell office:value-type="string" calcext:value-type="string">
            <text:p><text:a xlink:href="mailto:mwyszynski@radny.um.warszawa.pl" xlink:type="simple">mwyszynski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Zajac_Justyna.htm" xlink:type="simple">Zając Justyna</text:a></text:p>
          </table:table-cell>
          <table:table-cell table:number-columns-repeated="3"/>
          <table:table-cell office:value-type="string" calcext:value-type="string">
            <text:p><text:a xlink:href="mailto:jzajac@radny.um.warszawa.pl" xlink:type="simple">jzajac@radny.um.warszawa.pl</text:a> 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Zakrzewska_Malgorzata.htm" xlink:type="simple">Zakrzewska Małgorzata</text:a></text:p>
          </table:table-cell>
          <table:table-cell table:number-columns-repeated="3"/>
          <table:table-cell office:value-type="string" calcext:value-type="string">
            <text:p><text:a xlink:href="mailto:mzakrzewska@radny.um.warszawa.pl" xlink:type="simple">mzakrzewska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Zbikowski_Piotr.htm" xlink:type="simple">Żbikowski Piotr</text:a></text:p>
          </table:table-cell>
          <table:table-cell table:number-columns-repeated="3"/>
          <table:table-cell office:value-type="string" calcext:value-type="string">
            <text:p><text:a xlink:href="mailto:p.zbikowski@radny.um.warszawa.pl" xlink:type="simple">p.zbikowski@radny.um.warszawa.pl</text:a></text:p>
          </table:table-cell>
        </table:table-row>
        <table:table-row table:style-name="ro1">
          <table:table-cell office:value-type="string" calcext:value-type="string">
            <text:p><text:a xlink:href="https://bip.warszawa.pl/Menu_podmiotowe/rada_warszawy_2018_2023/radni/Zylka_Tomasz.htm" xlink:type="simple">Żyłka Tomasz</text:a></text:p>
          </table:table-cell>
          <table:table-cell table:number-columns-repeated="3"/>
          <table:table-cell office:value-type="string" calcext:value-type="string">
            <text:p><text:a xlink:href="mailto:tzylka@radny.um.warszawa.pl" xlink:type="simple">tzylka@radny.um.warszawa.p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9:07:08.062105358</meta:creation-date>
    <dc:date>2024-02-04T07:33:22.623861258</dc:date>
    <meta:editing-duration>PT1M39S</meta:editing-duration>
    <meta:editing-cycles>2</meta:editing-cycles>
    <meta:generator>LibreOffice/7.3.7.2$Linux_X86_64 LibreOffice_project/30$Build-2</meta:generator>
    <meta:document-statistic meta:table-count="3" meta:cell-count="524" meta:object-count="0"/>
  </office:meta>
</office:document-meta>
</file>